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25-01-02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0936" calcext:value-type="float">
            <text:p>80.6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24-01-04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23-01-06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22-01-24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8504" calcext:value-type="float">
            <text:p>78.7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21-01-08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20-01-07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19-01-04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18-01-03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17-01-10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16-01-06 14:50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3368" calcext:value-type="float">
            <text:p>74.95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15-01-06 23:55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71784" calcext:value-type="float">
            <text:p>74.47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14-01-06 22:43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1496" calcext:value-type="float">
            <text:p>73.69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13-01-08 15:05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12-01-05 16:13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11-01-05 16:26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1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09-01-07 16:19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1376" calcext:value-type="float">
            <text:p>68.9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08-01-10 14:48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2216" calcext:value-type="float">
            <text:p>68.02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0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06-01-05 20:19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05-01-11 15:5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0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03-01-08 17:07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8816" calcext:value-type="float">
            <text:p>63.6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02-01-05 17:00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01-01-04 18:23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2000-01-06 19:33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638101203801</text:p>
          </table:table-cell>
          <table:table-cell office:value-type="string" calcext:value-type="string">
            <text:p>1999-01-05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